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_32__20_Dots_20_1_20_Dash" svg:stroke-width="0.081cm" svg:stroke-color="#ef413d" draw:marker-start-width="0.322cm" draw:marker-end-width="0.322cm" draw:fill-color="#ffffff" draw:textarea-horizontal-align="justify" draw:textarea-vertical-align="middle" draw:auto-grow-height="false" fo:min-height="17.247cm" fo:min-width="44.844cm" fo:padding-top="0.166cm" fo:padding-bottom="0.166cm" fo:padding-left="0.291cm" fo:padding-right="0.291cm"/>
    </style:style>
    <style:style style:name="gr2" style:family="graphic" style:parent-style-name="standard">
      <style:graphic-properties draw:stroke="dash" draw:stroke-dash="_32__20_Dots_20_1_20_Dash" svg:stroke-width="0.081cm" svg:stroke-color="#faa61a" draw:marker-start-width="0.322cm" draw:marker-end-width="0.322cm" draw:fill-color="#ffffff" draw:textarea-horizontal-align="justify" draw:textarea-vertical-align="middle" draw:auto-grow-height="false" fo:min-height="14.873cm" fo:min-width="33.752cm" fo:padding-top="0.166cm" fo:padding-bottom="0.166cm" fo:padding-left="0.291cm" fo:padding-right="0.291cm"/>
    </style:style>
    <style:style style:name="gr3" style:family="graphic" style:parent-style-name="standard">
      <style:graphic-properties draw:stroke="dash" draw:stroke-dash="Fine_20_Dashed" svg:stroke-width="0.081cm" svg:stroke-color="#000000" draw:marker-start-width="0.322cm" draw:marker-end-width="0.322cm" draw:fill-color="#ffffff" draw:textarea-horizontal-align="justify" draw:textarea-vertical-align="middle" draw:auto-grow-height="false" fo:min-height="13.55cm" fo:min-width="13.277cm" fo:padding-top="0.166cm" fo:padding-bottom="0.166cm" fo:padding-left="0.291cm" fo:padding-right="0.291cm"/>
    </style:style>
    <style:style style:name="gr4" style:family="graphic" style:parent-style-name="standard">
      <style:graphic-properties draw:stroke="dash" draw:stroke-dash="Fine_20_Dashed" svg:stroke-width="0.081cm" svg:stroke-color="#000000" draw:marker-start-width="0.322cm" draw:marker-end-width="0.322cm" draw:fill-color="#ffffff" draw:textarea-horizontal-align="justify" draw:textarea-vertical-align="middle" draw:auto-grow-height="false" fo:min-height="13.584cm" fo:min-width="6.985cm" fo:padding-top="0.166cm" fo:padding-bottom="0.166cm" fo:padding-left="0.291cm" fo:padding-right="0.291cm"/>
    </style:style>
    <style:style style:name="gr5" style:family="graphic" style:parent-style-name="standard">
      <style:graphic-properties draw:stroke="dash" draw:stroke-dash="Fine_20_Dashed" svg:stroke-width="0.081cm" svg:stroke-color="#000000" draw:marker-start-width="0.322cm" draw:marker-end-width="0.322cm" draw:fill-color="#ffffff" draw:textarea-horizontal-align="justify" draw:textarea-vertical-align="middle" draw:auto-grow-height="false" fo:min-height="13.584cm" fo:min-width="10.269cm" fo:padding-top="0.166cm" fo:padding-bottom="0.166cm" fo:padding-left="0.291cm" fo:padding-right="0.291cm"/>
    </style:style>
    <style:style style:name="gr6" style:family="graphic" style:parent-style-name="objectwithoutfill">
      <style:graphic-properties svg:stroke-width="0.081cm" draw:marker-start-width="0.324cm" draw:marker-end="Arrow" draw:marker-end-width="0.345cm" svg:stroke-opacity="50%" draw:fill="none" draw:textarea-vertical-align="middle" fo:padding-top="0.14cm" fo:padding-bottom="0.14cm" fo:padding-left="0.265cm" fo:padding-right="0.265cm"/>
    </style:style>
    <style:style style:name="gr7" style:family="graphic" style:parent-style-name="objectwithoutfill">
      <style:graphic-properties svg:stroke-width="0.106cm" draw:marker-start-width="0.361cm" draw:marker-end="Arrow" draw:marker-end-width="0.382cm" svg:stroke-opacity="50%" draw:fill="none" draw:textarea-vertical-align="middle" fo:padding-top="0.152cm" fo:padding-bottom="0.152cm" fo:padding-left="0.277cm" fo:padding-right="0.277cm"/>
    </style:style>
    <style:style style:name="gr8" style:family="graphic" style:parent-style-name="standard">
      <style:graphic-properties svg:stroke-color="#ffff99" draw:fill-color="#ffff99" draw:textarea-horizontal-align="justify" draw:textarea-vertical-align="middle" draw:auto-grow-height="false" fo:min-height="0.677cm" fo:min-width="2.728cm"/>
    </style:style>
    <style:style style:name="gr9" style:family="graphic" style:parent-style-name="standard">
      <style:graphic-properties svg:stroke-color="#ccff66" draw:fill-color="#ccff66" draw:textarea-horizontal-align="justify" draw:textarea-vertical-align="middle" draw:auto-grow-height="false" fo:min-height="0.768cm" fo:min-width="4.412cm"/>
    </style:style>
    <style:style style:name="gr10" style:family="graphic" style:parent-style-name="standard">
      <style:graphic-properties svg:stroke-color="#ccff66" draw:fill-color="#ccff66" draw:textarea-horizontal-align="justify" draw:textarea-vertical-align="middle" draw:auto-grow-height="false" fo:min-height="0.677cm" fo:min-width="2.728cm"/>
    </style:style>
    <style:style style:name="gr11" style:family="graphic" style:parent-style-name="standard">
      <style:graphic-properties svg:stroke-color="#9999ff" draw:fill-color="#9999ff" draw:textarea-horizontal-align="justify" draw:textarea-vertical-align="middle" draw:auto-grow-height="false" fo:min-height="1.291cm" fo:min-width="4.356cm"/>
    </style:style>
    <style:style style:name="gr12" style:family="graphic" style:parent-style-name="standard">
      <style:graphic-properties svg:stroke-color="#9999ff" draw:fill-color="#9999ff" draw:textarea-horizontal-align="justify" draw:textarea-vertical-align="middle" draw:auto-grow-height="false" fo:min-height="0.677cm" fo:min-width="2.728cm"/>
    </style:style>
    <style:style style:name="gr13" style:family="graphic" style:parent-style-name="objectwithoutfill">
      <style:graphic-properties svg:stroke-width="0.081cm" draw:marker-start-width="0.324cm" draw:marker-end="Arrow" draw:marker-end-width="0.345cm" draw:fill="none" draw:textarea-vertical-align="middle" fo:padding-top="0.14cm" fo:padding-bottom="0.14cm" fo:padding-left="0.265cm" fo:padding-right="0.265cm"/>
    </style:style>
    <style:style style:name="gr14" style:family="graphic" style:parent-style-name="standard">
      <style:graphic-properties svg:stroke-color="#faa61a" draw:fill-color="#faa61a" draw:textarea-horizontal-align="justify" draw:textarea-vertical-align="middle" draw:auto-grow-height="false" fo:min-height="0.768cm" fo:min-width="4.035cm"/>
    </style:style>
    <style:style style:name="gr15" style:family="graphic" style:parent-style-name="standard">
      <style:graphic-properties svg:stroke-color="#faa61a" draw:fill-color="#faa61a" draw:textarea-horizontal-align="justify" draw:textarea-vertical-align="middle" draw:auto-grow-height="false" fo:min-height="1.032cm" fo:min-width="2.728cm"/>
    </style:style>
    <style:style style:name="gr16" style:family="graphic" style:parent-style-name="standard">
      <style:graphic-properties svg:stroke-color="#faa61a" draw:fill-color="#faa61a" draw:textarea-horizontal-align="justify" draw:textarea-vertical-align="middle" draw:auto-grow-height="false" fo:min-height="1.542cm" fo:min-width="2.728cm"/>
    </style:style>
    <style:style style:name="gr17" style:family="graphic" style:parent-style-name="standard">
      <style:graphic-properties svg:stroke-color="#faa61a" draw:fill-color="#faa61a" draw:textarea-horizontal-align="justify" draw:textarea-vertical-align="middle" draw:auto-grow-height="false" fo:min-height="0.768cm" fo:min-width="2.884cm"/>
    </style:style>
    <style:style style:name="gr18" style:family="graphic" style:parent-style-name="standard">
      <style:graphic-properties svg:stroke-color="#faa61a" draw:fill-color="#faa61a" draw:textarea-horizontal-align="justify" draw:textarea-vertical-align="middle" draw:auto-grow-height="false" fo:min-height="0.768cm" fo:min-width="5.753cm"/>
    </style:style>
    <style:style style:name="gr19" style:family="graphic" style:parent-style-name="standard">
      <style:graphic-properties svg:stroke-color="#faa61a" draw:fill-color="#faa61a" draw:textarea-horizontal-align="justify" draw:textarea-vertical-align="middle" draw:auto-grow-height="false" fo:min-height="0.768cm" fo:min-width="1.698cm"/>
    </style:style>
    <style:style style:name="gr20" style:family="graphic" style:parent-style-name="objectwithoutfill">
      <style:graphic-properties draw:stroke="dash" draw:stroke-dash="Fine_20_Dashed" svg:stroke-width="0.081cm" draw:marker-start-width="0.324cm" draw:marker-end="Arrow" draw:marker-end-width="0.345cm" draw:fill="none" draw:textarea-vertical-align="middle" fo:padding-top="0.14cm" fo:padding-bottom="0.14cm" fo:padding-left="0.265cm" fo:padding-right="0.265cm"/>
    </style:style>
    <style:style style:name="gr21" style:family="graphic" style:parent-style-name="standard">
      <style:graphic-properties svg:stroke-color="#faa61a" draw:fill-color="#faa61a" draw:textarea-horizontal-align="justify" draw:textarea-vertical-align="middle" draw:auto-grow-height="false" fo:min-height="1.381cm" fo:min-width="3.744cm"/>
    </style:style>
    <style:style style:name="gr22" style:family="graphic" style:parent-style-name="standard">
      <style:graphic-properties svg:stroke-color="#faa61a" draw:fill-color="#faa61a" draw:textarea-horizontal-align="justify" draw:textarea-vertical-align="middle" draw:auto-grow-height="false" fo:min-height="0.677cm" fo:min-width="1.373cm"/>
    </style:style>
    <style:style style:name="gr23" style:family="graphic" style:parent-style-name="standard">
      <style:graphic-properties svg:stroke-color="#faa61a" draw:fill-color="#faa61a" draw:textarea-horizontal-align="justify" draw:textarea-vertical-align="middle" draw:auto-grow-height="false" fo:min-height="0.677cm" fo:min-width="1.181cm"/>
    </style:style>
    <style:style style:name="gr24" style:family="graphic" style:parent-style-name="standard">
      <style:graphic-properties svg:stroke-color="#faa61a" draw:fill-color="#faa61a" draw:textarea-horizontal-align="justify" draw:textarea-vertical-align="middle" draw:auto-grow-height="false" fo:min-height="0.677cm" fo:min-width="1.59cm"/>
    </style:style>
    <style:style style:name="gr25" style:family="graphic" style:parent-style-name="standard">
      <style:graphic-properties svg:stroke-color="#faa61a" draw:fill-color="#faa61a" draw:textarea-horizontal-align="justify" draw:textarea-vertical-align="middle" draw:auto-grow-height="false" fo:min-height="1.381cm" fo:min-width="4.414cm"/>
    </style:style>
    <style:style style:name="gr26" style:family="graphic" style:parent-style-name="standard">
      <style:graphic-properties svg:stroke-color="#faa61a" draw:fill-color="#faa61a" draw:textarea-horizontal-align="justify" draw:textarea-vertical-align="middle" draw:auto-grow-height="false" fo:min-height="1.313cm" fo:min-width="3.537cm"/>
    </style:style>
    <style:style style:name="gr27" style:family="graphic" style:parent-style-name="standard">
      <style:graphic-properties draw:stroke="none" svg:stroke-color="#000000" draw:fill="none" draw:fill-color="#ffffff" fo:min-height="1.331cm"/>
    </style:style>
    <style:style style:name="gr28" style:family="graphic" style:parent-style-name="standard">
      <style:graphic-properties draw:stroke="none" svg:stroke-color="#000000" draw:fill="none" draw:fill-color="#ffffff" fo:min-height="2.13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99"/>
      <style:paragraph-properties fo:text-align="center"/>
    </style:style>
    <style:style style:name="P5" style:family="paragraph">
      <loext:graphic-properties draw:fill-color="#ccff66"/>
      <style:paragraph-properties fo:text-align="center"/>
    </style:style>
    <style:style style:name="P6" style:family="paragraph">
      <loext:graphic-properties draw:fill-color="#9999ff"/>
      <style:paragraph-properties fo:text-align="center"/>
    </style:style>
    <style:style style:name="P7" style:family="paragraph">
      <loext:graphic-properties draw:fill-color="#faa61a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5.426cm" svg:height="17.579cm" svg:x="0.148cm" svg:y="0.0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4.334cm" svg:height="15.205cm" svg:x="0.348cm" svg:y="2.1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.859cm" svg:height="13.882cm" svg:x="20.549cm" svg:y="3.2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567cm" svg:height="13.916cm" svg:x="12.214cm" svg:y="3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0.851cm" svg:height="13.916cm" svg:x="0.548cm" svg:y="3.262cm">
          <text:p/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curve" svg:x1="2.993cm" svg:y1="1.651cm" svg:x2="39.094cm" svg:y2="13.418cm" draw:start-shape="id1" draw:start-glue-point="8" draw:end-shape="id2" draw:end-glue-point="3" svg:d="M2993 1651c0 7845 12033 11767 36101 11767" svg:viewBox="0 0 36102 11768">
          <text:p/>
        </draw:connector>
        <draw:connector draw:style-name="gr7" draw:text-style-name="P2" draw:layer="layout" draw:type="curve" svg:x1="2.993cm" svg:y1="1.651cm" svg:x2="39.094cm" svg:y2="10.718cm" draw:start-shape="id1" draw:start-glue-point="8" draw:end-shape="id3" draw:end-glue-point="3" svg:d="M2993 1651c0 6045 12033 9067 36101 9067" svg:viewBox="0 0 36102 9068">
          <text:p/>
        </draw:connector>
        <draw:connector draw:style-name="gr6" draw:text-style-name="P2" draw:layer="layout" draw:type="curve" svg:x1="2.993cm" svg:y1="1.651cm" svg:x2="41.522cm" svg:y2="5.061cm" draw:start-shape="id1" draw:start-glue-point="8" draw:end-shape="id4" svg:d="M2993 1651c0 2557 38529 853 38529 3410" svg:viewBox="0 0 38530 3411">
          <text:p/>
        </draw:connector>
        <draw:custom-shape draw:style-name="gr8" draw:text-style-name="P4" xml:id="id1" draw:id="id1" draw:layer="layout" svg:width="4.564cm" svg:height="1.309cm" svg:x="0.711cm" svg:y="0.342cm">
          <text:p text:style-name="P3">genome.f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7" draw:id="id7" draw:layer="layout" svg:width="4.564cm" svg:height="1.309cm" svg:x="13.627cm" svg:y="0.342cm">
          <text:p text:style-name="P3">proteins.f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4" draw:id="id4" draw:layer="layout" svg:width="4.912cm" svg:height="1.018cm" svg:x="39.066cm" svg:y="5.061cm">
          <text:p text:style-name="P3">GeneMark-EP+</text:p>
          <draw:enhanced-geometry svg:viewBox="0 0 21600 21600" draw:type="rectangle" draw:enhanced-path="M 0 0 L 21600 0 21600 21600 0 21600 0 0 Z N"/>
        </draw:custom-shape>
        <draw:custom-shape draw:style-name="gr10" draw:text-style-name="P5" xml:id="id5" draw:id="id5" draw:layer="layout" svg:width="4.564cm" svg:height="1.309cm" svg:x="39.24cm" svg:y="7.45cm">
          <text:p text:style-name="P3">genemark.gt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xml:id="id3" draw:id="id3" draw:layer="layout" svg:width="4.856cm" svg:height="1.541cm" svg:x="39.094cm" svg:y="9.948cm">
          <text:p text:style-name="P3">AUGUSTUS</text:p>
          <text:p text:style-name="P3">training</text:p>
          <draw:enhanced-geometry svg:viewBox="0 0 21600 21600" draw:type="rectangle" draw:enhanced-path="M 0 0 L 21600 0 21600 21600 0 21600 0 0 Z N"/>
        </draw:custom-shape>
        <draw:custom-shape draw:style-name="gr11" draw:text-style-name="P6" xml:id="id2" draw:id="id2" draw:layer="layout" svg:width="4.856cm" svg:height="1.541cm" svg:x="39.094cm" svg:y="12.648cm">
          <text:p text:style-name="P3">AUGUSTUS</text:p>
          <text:p text:style-name="P3">prediction</text:p>
          <draw:enhanced-geometry svg:viewBox="0 0 21600 21600" draw:type="rectangle" draw:enhanced-path="M 0 0 L 21600 0 21600 21600 0 21600 0 0 Z N"/>
        </draw:custom-shape>
        <draw:custom-shape draw:style-name="gr12" draw:text-style-name="P6" xml:id="id6" draw:id="id6" draw:layer="layout" svg:width="4.564cm" svg:height="1.309cm" svg:x="39.24cm" svg:y="15.35cm">
          <text:p text:style-name="P3">augustus.gt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draw:type="curve" svg:x1="41.522cm" svg:y1="6.079cm" svg:x2="41.522cm" svg:y2="7.45cm" draw:start-shape="id4" draw:start-glue-point="2" draw:end-shape="id5" svg:d="M41522 6079v1371" svg:viewBox="0 0 1 1372">
          <text:p/>
        </draw:connector>
        <draw:connector draw:style-name="gr13" draw:text-style-name="P2" draw:layer="layout" draw:type="curve" svg:x1="41.522cm" svg:y1="8.759cm" svg:x2="41.522cm" svg:y2="9.948cm" draw:start-shape="id5" draw:start-glue-point="8" draw:end-shape="id3" svg:d="M41522 8759v1189" svg:viewBox="0 0 1 1190">
          <text:p/>
        </draw:connector>
        <draw:connector draw:style-name="gr13" draw:text-style-name="P2" draw:layer="layout" draw:type="curve" svg:x1="41.522cm" svg:y1="11.489cm" svg:x2="41.522cm" svg:y2="12.648cm" draw:start-shape="id3" draw:start-glue-point="2" draw:end-shape="id2" draw:end-glue-point="0" svg:d="M41522 11489v1159" svg:viewBox="0 0 1 1160">
          <text:p/>
        </draw:connector>
        <draw:connector draw:style-name="gr13" draw:text-style-name="P2" draw:layer="layout" draw:type="curve" svg:x1="41.522cm" svg:y1="14.189cm" svg:x2="41.522cm" svg:y2="15.35cm" draw:start-shape="id2" draw:start-glue-point="2" draw:end-shape="id6" draw:end-glue-point="4" svg:d="M41522 14189v1161" svg:viewBox="0 0 1 1162">
          <text:p/>
        </draw:connector>
        <draw:connector draw:style-name="gr13" draw:text-style-name="P2" draw:layer="layout" draw:type="curve" svg:x1="15.909cm" svg:y1="1.651cm" svg:x2="15.909cm" svg:y2="5.726cm" draw:start-shape="id7" draw:start-glue-point="8" draw:end-shape="id8" svg:d="M15909 1651v4075" svg:viewBox="0 0 1 4076">
          <text:p/>
        </draw:connector>
        <draw:connector draw:style-name="gr13" draw:text-style-name="P2" draw:layer="layout" draw:type="curve" svg:x1="2.993cm" svg:y1="1.651cm" svg:x2="2.993cm" svg:y2="7.301cm" draw:start-shape="id1" draw:end-shape="id9" svg:d="M2993 1651v5650" svg:viewBox="0 0 1 5651">
          <text:p/>
        </draw:connector>
        <draw:custom-shape draw:style-name="gr14" draw:text-style-name="P7" xml:id="id9" draw:id="id9" draw:layer="layout" svg:width="4.535cm" svg:height="1.018cm" svg:x="0.726cm" svg:y="7.301cm">
          <text:p text:style-name="P3">GeneMark-ES</text:p>
          <draw:enhanced-geometry svg:viewBox="0 0 21600 21600" draw:type="rectangle" draw:enhanced-path="M 0 0 L 21600 0 21600 21600 0 21600 0 0 Z N"/>
        </draw:custom-shape>
        <draw:custom-shape draw:style-name="gr15" draw:text-style-name="P7" xml:id="id10" draw:id="id10" draw:layer="layout" svg:width="4.564cm" svg:height="1.812cm" svg:x="6.248cm" svg:y="6.904cm">
          <text:p text:style-name="P3">predicted</text:p>
          <text:p text:style-name="P3">protei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xml:id="id11" draw:id="id11" draw:layer="layout" svg:width="4.564cm" svg:height="2.534cm" svg:x="6.248cm" svg:y="9.687cm">
          <text:p text:style-name="P3">predicted</text:p>
          <text:p text:style-name="P3">genomic</text:p>
          <text:p text:style-name="P3">fragm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draw:type="curve" svg:x1="5.261cm" svg:y1="7.81cm" svg:x2="6.248cm" svg:y2="7.81cm" draw:start-shape="id9" draw:start-glue-point="1" draw:end-shape="id10" draw:end-glue-point="6" svg:d="M5261 7810h987" svg:viewBox="0 0 988 1">
          <text:p/>
        </draw:connector>
        <draw:connector draw:style-name="gr13" draw:text-style-name="P2" draw:layer="layout" draw:type="curve" svg:x1="2.993cm" svg:y1="8.319cm" svg:x2="6.248cm" svg:y2="10.954cm" draw:start-shape="id9" draw:start-glue-point="2" draw:end-shape="id11" draw:end-glue-point="6" svg:d="M2993 8319c0 1757 1085 2635 3255 2635" svg:viewBox="0 0 3256 2636">
          <text:p/>
        </draw:connector>
        <draw:custom-shape draw:style-name="gr17" draw:text-style-name="P7" xml:id="id8" draw:id="id8" draw:layer="layout" svg:width="3.384cm" svg:height="1.018cm" svg:x="14.217cm" svg:y="5.726cm">
          <text:p text:style-name="P3">DIAMO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xml:id="id12" draw:id="id12" draw:layer="layout" svg:width="6.253cm" svg:height="1.018cm" svg:x="12.783cm" svg:y="8.226cm">
          <text:p text:style-name="P3">Select target protein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xml:id="id13" draw:id="id13" draw:layer="layout" svg:width="2.198cm" svg:height="1.018cm" svg:x="14.81cm" svg:y="10.445cm">
          <text:p text:style-name="P3">Spal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2" draw:layer="layout" draw:type="curve" svg:x1="8.53cm" svg:y1="6.904cm" svg:x2="14.217cm" svg:y2="6.235cm" draw:start-shape="id10" draw:start-glue-point="4" draw:end-shape="id8" draw:end-glue-point="3" svg:d="M8530 6904c0-446 1895-669 5687-669" svg:viewBox="0 0 5688 670">
          <text:p/>
        </draw:connector>
        <draw:connector draw:style-name="gr13" draw:text-style-name="P2" draw:layer="layout" draw:type="curve" svg:x1="15.909cm" svg:y1="6.744cm" svg:x2="15.909cm" svg:y2="8.226cm" draw:start-shape="id8" draw:start-glue-point="2" draw:end-shape="id12" svg:d="M15909 6744v1482" svg:viewBox="0 0 1 1483">
          <text:p/>
        </draw:connector>
        <draw:connector draw:style-name="gr20" draw:text-style-name="P2" draw:layer="layout" draw:type="curve" svg:x1="15.909cm" svg:y1="9.244cm" svg:x2="15.909cm" svg:y2="10.445cm" draw:start-shape="id12" draw:end-shape="id13" draw:end-glue-point="0" svg:d="M15909 9244v1201" svg:viewBox="0 0 1 1202">
          <text:p/>
        </draw:connector>
        <draw:connector draw:style-name="gr20" draw:text-style-name="P2" draw:layer="layout" draw:type="curve" svg:x1="10.812cm" svg:y1="10.954cm" svg:x2="14.81cm" svg:y2="10.954cm" draw:start-shape="id11" draw:start-glue-point="10" draw:end-shape="id13" svg:d="M10812 10954h3998" svg:viewBox="0 0 3999 1">
          <text:p/>
        </draw:connector>
        <draw:custom-shape draw:style-name="gr21" draw:text-style-name="P7" xml:id="id14" draw:id="id14" draw:layer="layout" svg:width="4.244cm" svg:height="1.631cm" svg:x="25.048cm" svg:y="3.726cm">
          <text:p text:style-name="P3">Predict and</text:p>
          <text:p text:style-name="P3">assign scores</text:p>
          <draw:enhanced-geometry svg:viewBox="0 0 21600 21600" draw:type="rectangle" draw:enhanced-path="M 0 0 L 21600 0 21600 21600 0 21600 0 0 Z N"/>
        </draw:custom-shape>
        <draw:custom-shape draw:style-name="gr22" draw:text-style-name="P7" xml:id="id15" draw:id="id15" draw:layer="layout" svg:width="2.649cm" svg:height="1.309cm" svg:x="21.216cm" svg:y="8.489cm">
          <text:p text:style-name="P3">intr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7" xml:id="id17" draw:id="id17" draw:layer="layout" svg:width="2.377cm" svg:height="1.309cm" svg:x="27.916cm" svg:y="8.489cm">
          <text:p text:style-name="P3">stop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7" xml:id="id16" draw:id="id16" draw:layer="layout" svg:width="2.377cm" svg:height="1.309cm" svg:x="24.416cm" svg:y="8.489cm">
          <text:p text:style-name="P3">star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xml:id="id18" draw:id="id18" draw:layer="layout" svg:width="2.956cm" svg:height="1.309cm" svg:x="30.816cm" svg:y="8.489cm">
          <text:p text:style-name="P3">CDSp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xml:id="id19" draw:id="id19" draw:layer="layout" svg:width="4.914cm" svg:height="1.631cm" svg:x="23.148cm" svg:y="11.126cm">
          <text:p text:style-name="P3">Select high</text:p>
          <text:p text:style-name="P3">confidence hints</text:p>
          <draw:enhanced-geometry svg:viewBox="0 0 21600 21600" draw:type="rectangle" draw:enhanced-path="M 0 0 L 21600 0 21600 21600 0 21600 0 0 Z N"/>
        </draw:custom-shape>
        <draw:custom-shape draw:style-name="gr26" draw:text-style-name="P7" xml:id="id20" draw:id="id20" draw:layer="layout" svg:width="5.707cm" svg:height="2.209cm" svg:x="22.775cm" svg:y="13.681cm">
          <text:p text:style-name="P3">High confidence</text:p>
          <text:p text:style-name="P3">hints s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2" draw:layer="layout" draw:type="curve" svg:x1="17.008cm" svg:y1="10.954cm" svg:x2="25.048cm" svg:y2="4.541cm" draw:start-shape="id13" draw:start-glue-point="1" draw:end-shape="id14" draw:end-glue-point="3" svg:d="M17008 10954c6030 0 2010-6413 8040-6413" svg:viewBox="0 0 8041 6414">
          <text:p/>
        </draw:connector>
        <draw:connector draw:style-name="gr13" draw:text-style-name="P2" draw:layer="layout" draw:type="curve" svg:x1="27.17cm" svg:y1="5.357cm" svg:x2="22.54cm" svg:y2="8.489cm" draw:start-shape="id14" draw:start-glue-point="2" draw:end-shape="id15" svg:d="M27170 5357c0 2347-4630 782-4630 3132" svg:viewBox="0 0 4631 3133">
          <text:p/>
        </draw:connector>
        <draw:connector draw:style-name="gr13" draw:text-style-name="P2" draw:layer="layout" draw:type="curve" svg:x1="27.17cm" svg:y1="5.357cm" svg:x2="25.604cm" svg:y2="8.489cm" draw:start-shape="id14" draw:start-glue-point="2" draw:end-shape="id16" svg:d="M27170 5357c0 2347-1566 782-1566 3132" svg:viewBox="0 0 1567 3133">
          <text:p/>
        </draw:connector>
        <draw:connector draw:style-name="gr13" draw:text-style-name="P2" draw:layer="layout" draw:type="curve" svg:x1="27.17cm" svg:y1="5.357cm" svg:x2="29.104cm" svg:y2="8.489cm" draw:start-shape="id14" draw:start-glue-point="2" draw:end-shape="id17" svg:d="M27170 5357c0 2347 1934 782 1934 3132" svg:viewBox="0 0 1935 3133">
          <text:p/>
        </draw:connector>
        <draw:connector draw:style-name="gr13" draw:text-style-name="P2" draw:layer="layout" draw:type="curve" svg:x1="27.17cm" svg:y1="5.357cm" svg:x2="32.294cm" svg:y2="8.489cm" draw:start-shape="id14" draw:start-glue-point="2" draw:end-shape="id18" svg:d="M27170 5357c0 2347 5124 782 5124 3132" svg:viewBox="0 0 5125 3133">
          <text:p/>
        </draw:connector>
        <draw:connector draw:style-name="gr13" draw:text-style-name="P2" draw:layer="layout" draw:type="curve" svg:x1="22.541cm" svg:y1="9.798cm" svg:x2="25.605cm" svg:y2="11.126cm" draw:start-shape="id15" draw:start-glue-point="8" draw:end-shape="id19" svg:d="M22541 9798c0 996 3064 332 3064 1328" svg:viewBox="0 0 3065 1329">
          <text:p/>
        </draw:connector>
        <draw:connector draw:style-name="gr13" draw:text-style-name="P2" draw:layer="layout" draw:type="curve" svg:x1="25.605cm" svg:y1="9.798cm" svg:x2="25.605cm" svg:y2="11.126cm" draw:start-shape="id16" draw:start-glue-point="8" draw:end-shape="id19" svg:d="M25605 9798v1328" svg:viewBox="0 0 1 1329">
          <text:p/>
        </draw:connector>
        <draw:connector draw:style-name="gr13" draw:text-style-name="P2" draw:layer="layout" draw:type="curve" svg:x1="29.105cm" svg:y1="9.798cm" svg:x2="25.605cm" svg:y2="11.126cm" draw:start-shape="id17" draw:start-glue-point="8" draw:end-shape="id19" draw:end-glue-point="0" svg:d="M29105 9798c0 996-3500 332-3500 1328" svg:viewBox="0 0 3501 1329">
          <text:p/>
        </draw:connector>
        <draw:connector draw:style-name="gr13" draw:text-style-name="P2" draw:layer="layout" draw:type="curve" svg:x1="25.605cm" svg:y1="12.757cm" svg:x2="25.629cm" svg:y2="13.681cm" draw:start-shape="id19" draw:start-glue-point="2" draw:end-shape="id20" draw:end-glue-point="4" svg:d="M25605 12757c0 691 24 230 24 924" svg:viewBox="0 0 25 925">
          <text:p/>
        </draw:connector>
        <draw:connector draw:style-name="gr13" draw:text-style-name="P2" draw:layer="layout" draw:type="curve" draw:line-skew="1.44cm" svg:x1="28.482cm" svg:y1="14.786cm" svg:x2="39.066cm" svg:y2="5.57cm" draw:start-shape="id20" draw:start-glue-point="10" draw:end-shape="id4" svg:d="M28482 14786c10098 0 4806-9216 10584-9216" svg:viewBox="0 0 10585 9217">
          <text:p/>
        </draw:connector>
        <draw:connector draw:style-name="gr13" draw:text-style-name="P2" draw:layer="layout" draw:type="curve" draw:line-skew="0.834cm" svg:x1="28.482cm" svg:y1="14.786cm" svg:x2="39.094cm" svg:y2="13.418cm" draw:start-shape="id20" draw:start-glue-point="10" draw:end-shape="id2" draw:end-glue-point="3" svg:d="M28482 14786c9210 0 3904-1368 10612-1368" svg:viewBox="0 0 10613 1369">
          <text:p/>
        </draw:connector>
        <draw:connector draw:style-name="gr13" draw:text-style-name="P2" draw:layer="layout" draw:type="curve" svg:x1="32.294cm" svg:y1="9.798cm" svg:x2="39.094cm" svg:y2="13.418cm" draw:start-shape="id18" draw:start-glue-point="8" draw:end-shape="id2" draw:end-glue-point="3" svg:d="M32294 9798c0 2414 2266 3620 6800 3620" svg:viewBox="0 0 6801 3621">
          <text:p/>
        </draw:connector>
        <draw:connector draw:style-name="gr20" draw:text-style-name="P2" draw:layer="layout" draw:type="curve" draw:line-skew="0.872cm" svg:x1="28.482cm" svg:y1="14.786cm" svg:x2="39.094cm" svg:y2="10.718cm" draw:start-shape="id20" draw:start-glue-point="10" draw:end-shape="id3" svg:d="M28482 14786c9267 0 3961-4068 10612-4068" svg:viewBox="0 0 10613 4069">
          <text:p/>
        </draw:connector>
        <draw:frame draw:style-name="gr27" draw:text-style-name="P8" draw:layer="layout" svg:width="5.344cm" svg:height="1.581cm" svg:x="0.257cm" svg:y="2.259cm">
          <draw:text-box>
            <text:p>ProtHint</text:p>
          </draw:text-box>
        </draw:frame>
        <draw:frame draw:style-name="gr28" draw:text-style-name="P8" draw:layer="layout" svg:width="9.02cm" svg:height="2.384cm" svg:x="0.546cm" svg:y="16.179cm">
          <draw:text-box>
            <text:p>Genomic fragment selection</text:p>
          </draw:text-box>
        </draw:frame>
        <draw:frame draw:style-name="gr28" draw:text-style-name="P9" draw:layer="layout" svg:width="9.02cm" svg:height="2.384cm" svg:x="10.504cm" svg:y="14.704cm">
          <draw:text-box>
            <text:p text:style-name="P3">Protein selection </text:p>
            <text:p text:style-name="P3">&amp; </text:p>
            <text:p text:style-name="P3">Spliced alignment</text:p>
          </draw:text-box>
        </draw:frame>
        <draw:frame draw:style-name="gr28" draw:text-style-name="P8" draw:layer="layout" svg:width="9.02cm" svg:height="2.384cm" svg:x="20.546cm" svg:y="16.079cm">
          <draw:text-box>
            <text:p>Alignment processing</text:p>
          </draw:text-box>
        </draw:frame>
        <draw:frame draw:style-name="gr27" draw:text-style-name="P8" draw:layer="layout" svg:width="3.639cm" svg:height="1.581cm" svg:x="41.894cm" svg:y="0.267cm">
          <draw:text-box>
            <text:p>BRAKER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1cm" svg:stroke-color="#000000" draw:marker-start-width="0.279cm" draw:marker-end-width="0.279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5.72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2T13:23:38.412792747</meta:creation-date>
    <dc:date>2020-01-09T10:31:18.098331742</dc:date>
    <meta:editing-duration>PT48M10S</meta:editing-duration>
    <meta:editing-cycles>15</meta:editing-cycles>
    <meta:generator>LibreOffice/6.0.7.3$Linux_X86_64 LibreOffice_project/00m0$Build-3</meta:generator>
    <meta:document-statistic meta:object-count="58"/>
  </office:meta>
</office:document-meta>
</file>